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25-09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24-09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23-10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22-09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21-09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20-09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9-09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8-09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7-09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6-09-2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5-09-2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5-04-1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4-09-1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4-04-2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3-09-1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3-04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2-09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2-07-2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2-04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12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11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10-3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9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8-3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7-2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6-3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5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4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3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2-1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1-01-2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0-10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0-10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0-09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1</text:p>
          </table:table-cell>
          <table:table-cell office:value-type="string" calcext:value-type="string">
            <text:p>QA Cf <text:s/>77</text:p>
          </table:table-cell>
          <table:table-cell office:value-type="string" calcext:value-type="string">
            <text:p>2010-09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